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600000297C01589FD8F704BFB.png" manifest:media-type="image/png"/>
  <manifest:file-entry manifest:full-path="Pictures/100002010000040D000002901CAA81CAA4BB769A.png" manifest:media-type="image/png"/>
  <manifest:file-entry manifest:full-path="Pictures/10000201000003DC00000291B4E425A8D81B17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6.693cm" svg:height="11.1cm" svg:x="2.007cm" svg:y="-0.2cm">
          <draw:image xlink:href="Pictures/10000201000003DC00000291B4E425A8D81B173E.png" xlink:type="simple" xlink:show="embed" xlink:actuate="onLoad" loext:mime-type="image/png">
            <text:p/>
          </draw:image>
        </draw:frame>
        <draw:frame draw:style-name="gr1" draw:text-style-name="P1" draw:layer="layout" svg:width="15.363cm" svg:height="9.718cm" svg:x="2.837cm" svg:y="10.5cm">
          <draw:image xlink:href="Pictures/100002010000040D000002901CAA81CAA4BB769A.png" xlink:type="simple" xlink:show="embed" xlink:actuate="onLoad" loext:mime-type="image/png">
            <text:p/>
          </draw:image>
        </draw:frame>
        <draw:frame draw:style-name="gr1" draw:text-style-name="P1" draw:layer="layout" svg:width="16.2cm" svg:height="8.789cm" svg:x="2.5cm" svg:y="19.8cm">
          <draw:image xlink:href="Pictures/10000201000004C600000297C01589FD8F704BF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22:07:47.055302705</meta:creation-date>
    <dc:date>2021-11-07T22:08:58.602457826</dc:date>
    <meta:editing-duration>PT1M12S</meta:editing-duration>
    <meta:editing-cycles>1</meta:editing-cycles>
    <meta:document-statistic meta:object-count="3"/>
    <meta:generator>LibreOffice/6.4.7.2$Linux_X86_64 LibreOffice_project/40$Build-2</meta:generator>
  </office:meta>
</office:document-meta>
</file>